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Sans" svg:font-family="DroidSans"/>
    <style:font-face style:name="OpenSymbol" svg:font-family="OpenSymbol"/>
    <style:font-face style:name="SFBX1000" svg:font-family="SFBX1000"/>
    <style:font-face style:name="SFBX1440" svg:font-family="SFBX1440"/>
    <style:font-face style:name="SFCC1000" svg:font-family="SFCC1000"/>
    <style:font-face style:name="SFRM1000" svg:font-family="SFRM1000"/>
    <style:font-face style:name="SFTI1000" svg:font-family="SFTI1000"/>
    <style:font-face style:name="SFTT1000" svg:font-family="SFTT1000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paragraph-properties fo:line-height="100%"/>
      <style:text-properties style:font-name="Calibri" fo:font-weight="bold" style:font-weight-asian="bold" style:font-weight-complex="bold"/>
    </style:style>
    <style:style style:name="P4" style:family="paragraph" style:parent-style-name="Text_20_body" style:list-style-name="L1">
      <style:paragraph-properties fo:line-height="100%"/>
      <style:text-properties style:font-name="Calibri"/>
    </style:style>
    <style:style style:name="P5" style:family="paragraph" style:parent-style-name="Text_20_body">
      <style:text-properties style:font-name="Calibri" fo:font-weight="normal" style:font-weight-asian="normal" style:font-weight-complex="normal"/>
    </style:style>
    <style:style style:name="P6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line-height="100%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text-properties fo:color="#0000ff" style:font-name="Calibri"/>
    </style:style>
    <style:style style:name="P11" style:family="paragraph" style:parent-style-name="Text_20_body">
      <style:text-properties fo:color="#0000ff" style:font-name="Calibri"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 fo:break-before="pag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Calibri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pécification et </text:p>
      <text:p text:style-name="P13">test de l'application Skaïpeuh</text:p>
      <text:p text:style-name="P14"/>
      <text:p text:style-name="P15"/>
      <text:p text:style-name="P18">Chapitre 1<text:span text:style-name="T1"> :</text:span></text:p>
      <text:p text:style-name="P16"/>
      <text:p text:style-name="P11">1)</text:p>
      <text:p text:style-name="P1"><text:tab/>L'application Skaipeuh consistera en un système de communication entre utilisateurs. Ainsi <text:s/>elle devra permettre à un client de se connecter à un groupe d'utilisateurs sur le réseau. </text:p>
      <text:p text:style-name="P1"><text:tab/>Une fois connecté, le client pourra avoir accès à une liste <text:s/>des personnes présentes sur ce même réseau. Cette liste sera mise à jour en temps réel et comprendra l'ensemble des personnes avec qui le client pourra échanger des messages.</text:p>
      <text:p text:style-name="P1"><text:tab/>Ces échanges s’effectueront avec une personne à la fois et offriront aux deux parties la possibilité d'envoyer un fichier si le destinataire l'accepte. De plus, ils pourront chacun mettre un terme à la conversation <text:s/>lorsqu'ils le souhaitent et ainsi être à nouveau disponible sur le réseau pour entamer une <text:s/>nouvelle discussion.</text:p>
      <text:p text:style-name="P1"><text:tab/>Enfin, une personne connectée pourra être bannie si deux autres membres du groupe l'ordonnent 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<text:span text:style-name="T6">2.a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7">b)</text:span><text:tab/><text:span text:style-name="T3">Afin de pourvoir utiliser l'application, le client est contraint de choisir un pseudo compris entre </text:span>1 et 8 caractères. <text:span text:style-name="T3">Il doit également affecter à son serveur un numéro de port libre (entre </text:span>49152 et 65535<text:span text:style-name="T3">) sur lequel il pourra être joint.</text:span></text:p>
      <text:p text:style-name="P2"><text:span text:style-name="T3"><text:tab/>Un client ne peut à lui seul bannir un autre utilisateur. En outre, il ne peut communiquer qu'avec une personne à la fois. Enfin , il ne peut <text:s/>pas refuser une demande de communication privée.</text:span></text:p>
      <text:p text:style-name="P2"><text:span text:style-name="T3"><text:tab/>Pour se déconnecter, le client doit impérativement envoyer un message du type </text:span>BYE</text:p>
      <text:p text:style-name="P2"/>
      <text:p text:style-name="P11">c)</text:p>
      <text:p text:style-name="P9"><text:tab/><text:span text:style-name="T4">L'application sera implémentée en langage C ou JAVA et devra être permettre interopérabilité. Elle se divisera en </text:span><text:span text:style-name="T5">deux parties</text:span><text:span text:style-name="T4"> :</text:span></text:p>
      <text:list xml:id="list9170034450997995982" text:style-name="L1">
        <text:list-item>
          <text:list>
            <text:list-header>
              <text:p text:style-name="P4"><text:span text:style-name="T6">1.</text:span><text:span text:style-name="T3"> la phase d'entrée dans le système qui utilisera le protocole UDP</text:span></text:p>
              <text:p text:style-name="P4"><text:span text:style-name="T6">2.</text:span><text:span text:style-name="T3"> les communications privées qui utiliseront le protocole TCP</text:span></text:p>
              <text:p text:style-name="P4"><text:span text:style-name="T3"/></text:p>
            </text:list-header>
          </text:list>
        </text:list-item>
      </text:list>
      <text:p text:style-name="P6">Protocole partie 1</text:p>
      <text:p text:style-name="P2"><text:span text:style-name="T3"><text:tab/>L'entrée dans le système consistera à envoyer un message de multidiffusion au groupe d'utilisateurs dont l'IP est </text:span>224.5.6.7<text:span text:style-name="T3"> sur le port </text:span>9876<text:span text:style-name="T3">. Ce message sera de la forme <text:s/>« </text:span>HLO user machine port<text:span text:style-name="T3"> »*  et permettra d'avertir les membres du groupe de son arrivée.</text:span></text:p>
      <text:p text:style-name="P2"><text:span text:style-name="T3"><text:tab/>À réception d’un message de type </text:span>HLO<text:span text:style-name="T3">, chaque application présente dans le système répond par un message ￼ ￼ « </text:span> IAM user machine port »* .<text:span text:style-name="T3"> Ainsi chaque <text:s/>client sera <text:s/>prévenu de l’existence d’applications déjà présentes.</text:span></text:p>
      <text:p text:style-name="P5"><text:tab/>Lorsqu’un utilisateur souhaite se déconnecter du système, son application devra envoyer un message multi-diffusé de la forme ￼ ￼ «<text:span text:style-name="T6"> BYE user </text:span>»*</text:p>
      <text:p text:style-name="P5"><text:tab/>Pour mettre à jour sa liste de personnes connectées, une application peut à tout moment <text:s/>via <text:s/>un message multi-diffusé du type <text:span text:style-name="T6">RFH </text:span>demander aux autres applications de renvoyer un message du type <text:span text:style-name="T6">IAM.</text:span></text:p>
      <text:p text:style-name="P5"><text:span text:style-name="T6"><text:tab/></text:span>Enfin , un message multi-diffusé du type <text:span text:style-name="T6">« BAN user »* </text:span>forcera l'application concernée à retourner un message du type <text:span text:style-name="T6">BYE </text:span>et donc signaler sa déconnection .</text:p>
      <text:p text:style-name="P3"><text:soft-page-break/><text:span text:style-name="T8">Protocole partie 2</text:span></text:p>
      <text:p text:style-name="P7"><text:tab/>Les communications privées s’effectueront via le protocole TCP sous forme de messages de la forme « <text:span text:style-name="T6">MSG length seqchars »*. </text:span>L'échange débutera dés lors où la connexion entre le client de l'application et le serveur du destinataire est établie. </text:p>
      <text:p text:style-name="P5"><text:tab/>L’échange prend fin lorsque l’une des deux parties envoie un message ￼<text:span text:style-name="T6"> CLO</text:span> ￼ sur le canal de communication.</text:p>
      <text:p text:style-name="P5"><text:tab/>Durant la communication l’une des deux parties peut souhaiter envoyer un fichier à l’autre via un message de la forme «<text:span text:style-name="T6"> FIL filelength filename port »* . <text:s/></text:span>Si le receveur accepte l’échange, il renvoie un simple message ￼ <text:span text:style-name="T6">ACK</text:span> sinon <text:span text:style-name="T6">NAK.</text:span></text:p>
      <text:p text:style-name="P5"><text:span text:style-name="T6"><text:tab/></text:span>La réception du fichier doit s'effectuer <text:span text:style-name="T6">en parallèle de la discussion engagée</text:span>. Le fichier reçu doit être enregistrer dans le répertoire <text:span text:style-name="T6">dowloads</text:span> du répertoire privé de l'utilisateur.</text:p>
      <text:p text:style-name="P16"/>
      <text:p text:style-name="P16"/>
      <text:p text:style-name="P18">Chapitre 2<text:span text:style-name="T1"> </text:span><text:span text:style-name="T2">:</text:span></text:p>
      <text:p text:style-name="P16"/>
      <text:p text:style-name="P16"/>
      <text:p text:style-name="P16"/>
      <text:p text:style-name="P16"/>
      <text:p text:style-name="P18">Chapitre 3<text:span text:style-name="T1"> :</text:span></text:p>
      <text:p text:style-name="P16"/>
      <text:p text:style-name="P16"><text:tab/>Dans le cadre de notre projet, nous avons implémenté la totalité des fonctionnalités de l'application en langage C ainsi qu'en <text:s/>JAVA. En voici donc la liste :</text:p>
      <text:list xml:id="list7040333171059869432" text:style-name="L2">
        <text:list-item>
          <text:list>
            <text:list-item>
              <text:p text:style-name="P17">Interopérabilité C et JAVA</text:p>
            </text:list-item>
            <text:list-item>
              <text:p text:style-name="P17">Connexion au groupe de multidiffusion</text:p>
            </text:list-item>
            <text:list-item>
              <text:p text:style-name="P17">Mise à jour de la liste des personnes connectées</text:p>
            </text:list-item>
            <text:list-item>
              <text:p text:style-name="P17">Possibilité d'engager une communication avec les personnes de cette liste</text:p>
            </text:list-item>
            <text:list-item>
              <text:p text:style-name="P17">Possibilité de recevoir des demandes de communication</text:p>
            </text:list-item>
            <text:list-item>
              <text:p text:style-name="P17">Possibilité de bannir une personne connectée ou d'être banni</text:p>
            </text:list-item>
            <text:list-item>
              <text:p text:style-name="P17">Possibilité d'envoyer des fichiers si le destinataire est d'accord</text:p>
            </text:list-item>
            <text:list-item>
              <text:p text:style-name="P17">Possibilité d'accepter ou refuser la réception de fichier</text:p>
            </text:list-item>
            <text:list-item>
              <text:p text:style-name="P17">Quitter une conversation « proprement » et pouvoir en commencer une nouvelle directement</text:p>
            </text:list-item>
            <text:list-item>
              <text:p text:style-name="P17">Quitter l'application « proprement »</text:p>
              <text:p text:style-name="P17"/>
            </text:list-item>
          </text:list>
        </text:list-item>
      </text:list>
      <text:p text:style-name="P19">Chapitre 4<text:span text:style-name="T1"> </text:span><text:span text:style-name="T2">:</text:span></text:p>
      <text:p text:style-name="P19"><text:span text:style-name="T2"/></text:p>
      <text:p text:style-name="P19"><text:span text:style-name="T2"/></text:p>
      <text:p text:style-name="P12">Annexe<text:span text:style-name="T1"> :</text:span></text:p>
      <text:p text:style-name="P8"><text:span text:style-name="T6">user</text:span> : une suite de 8 caractères ascii. Si le nom de l’utilisateur est de longueur inférieure à 8, le <text:tab/>caractère ascii 32 sera employé comme caractère de bourrage. Ainsi pour l’utilisateur « <text:tab/>yunes » la suite yunes␣␣␣ devra être employée. </text:p>
      <text:p text:style-name="P8"><text:span text:style-name="T6">machine</text:span> : représente le codage de l’adresse IPv4 d’une machine. Ce codage est sur 15 caractères : <text:tab/>4 groupes de trois chiffres décimaux séparés par le caractère . (point). Le caractère 0 est <text:tab/>employé comme caractère de bourrage. Ainsi l’adresse IPv4 192.168.1.0 sera représentée <text:tab/>par la suite de caractères 192.168.001.000. </text:p>
      <text:p text:style-name="P8"><text:span text:style-name="T6">port </text:span>: représente le codage d’un numéro d’un numéro de port. Ce codage est sur 5 caractères <text:tab/>décimaux avec 0 comme caractère de bourrage. Ainsi le numéro de port 345 sera <text:tab/>représenté par la suite de caractères 00345. </text:p>
      <text:p text:style-name="P8">length : représente une longueur comprise entre 1 et 500. La valeur est codée sur trois chiffres en <text:tab/>utilisant le caractère 0 comme bourrage. Ainsi la longueur 23 sera codée par la suite de <text:tab/>caractères 023. </text:p>
      <text:p text:style-name="P8"><text:span text:style-name="T6">seqchars</text:span> : est une séquence de caractères. Celle-ci n’a pas de longueur en tant que telle, si une l<text:tab/>ongueur doit être précisée le protocole fournit cette information par ailleurs. Les <text:tab/>caractères sont de simples caractères ascii 8-bits de l’encodage latin-1. Attention : il n’y a <text:tab/>pas de caractère de fin ou quelque chose de cet ordre. </text:p>
      <text:p text:style-name="P8"><text:span text:style-name="T6">filelength </text:span>: représente une longueur (éventuellement nulle). La valeur est codée sur autant de <text:tab/>chiffres décimaux que voulu. La longueur 234876 pourra être codée par la suite de <text:tab/>caractères 234876, mais pourra très bien l’être aussi par la suite 0000000234876. </text:p>
      <text:p text:style-name="P8"><text:span text:style-name="T6">filename </text:span>: représentera un nom de fichier encodé par une suite de 40 caractères ; suite <text:tab/>uniquement constituée de caractères alphabétiques non accentuées (majuscules ou <text:tab/>minuscules), chiffres et . (point) et rien d’autre (pas d’espaces, souligné, tiret, etc). Le <text:tab/><text:tab/>caractère ␣ devra être employé comme caractère de bourrage. Ainsi le fichier « <text:tab/>superfichier.txt » sera encodé sous la forme </text:p>
      <text:p text:style-name="P8"><text:tab/>superfichier.txt␣␣␣␣␣␣␣␣␣␣␣␣␣␣␣␣␣␣␣␣␣␣␣.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Sans" svg:font-family="DroidSans"/>
    <style:font-face style:name="OpenSymbol" svg:font-family="OpenSymbol"/>
    <style:font-face style:name="SFBX1000" svg:font-family="SFBX1000"/>
    <style:font-face style:name="SFBX1440" svg:font-family="SFBX1440"/>
    <style:font-face style:name="SFCC1000" svg:font-family="SFCC1000"/>
    <style:font-face style:name="SFRM1000" svg:font-family="SFRM1000"/>
    <style:font-face style:name="SFTI1000" svg:font-family="SFTI1000"/>
    <style:font-face style:name="SFTT1000" svg:font-family="SFTT1000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* confère annexe en fin de documen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r Medjeber</meta:initial-creator>
    <meta:creation-date>2014-05-19T15:24:56</meta:creation-date>
    <dc:date>2014-05-19T21:29:16</dc:date>
    <dc:creator>Safir Medjeber</dc:creator>
    <meta:editing-duration>PT2H38M46S</meta:editing-duration>
    <meta:editing-cycles>4</meta:editing-cycles>
    <meta:generator>OpenOffice/4.0.1$Unix OpenOffice.org_project/401m5$Build-9714</meta:generator>
    <meta:document-statistic meta:table-count="0" meta:image-count="0" meta:object-count="0" meta:page-count="4" meta:paragraph-count="51" meta:word-count="1029" meta:character-count="6362"/>
  </office:meta>
</office:document-meta>
</file>